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Verdana" svg:font-family="Verdana"/>
    <style:font-face style:name="verdana" svg:font-family="verdana, arial, helvetica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T1" style:family="text">
      <style:text-properties style:font-name="Courier New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ASP.NET, Web Application</text:h>
      <text:section text:style-name="Sect1" text:name="main">
        <text:p text:style-name="P2">ASP.NET 是把一个Web应用当成“Web应用”来组织的。我的意思是，它不是把Web应用当作一堆Web页面和HTTP请求/应答的组合，而是把每个页面当作一个 窗体（所谓Web Form）来对待。每个Web页面是一个自给自足的界面单元，有它自己的事件处理（运行在服务器端的），可以提供基本的表现能力。ASP.NET的Web 应用就好象Delphi或者VB的桌面应用一样，对HTTP的封装比所有的Java Web框架都要来得更加自然。</text:p>
        <text:p text:style-name="P2"> </text:p>
        <text:p text:style-name="P2">一个用ASP.NET的界面设计人员（也不能叫“美工”了）编写页面，通过Application Service去访问业务逻辑。实现后端应用的程序员只要通过一个配置就可以让Application Service返回一些mock。这才是上帝的归上帝恺撒的归恺撒，用Struts是做不到的。XMLHTTP+JScript做的界面也可以有这个效 果，但传递的必须是XML文档，一来必须费劲将Application Service返回的结果变成XML，二来界面上也不可能再对收到的东西做更多的操作——ASP.NET通过Application Service得到一个model之后，还可以调用它的方法。</text:p>
        <text:p text:style-name="P2">2004年06月13日, 星期日 23:24 (198759)</text:p>
      </text:section>
      <text:section text:style-name="Sect1" text:name="Section1">
        <text:h text:style-name="P1" text:outline-level="1" text:is-list-header="true"><text:bookmark text:name="main"/>More On ASP.NET</text:h>
        <text:p text:style-name="P2">ASP.NET 的每个页面都是从Page类派生出来，并且可以自定义页面要派生哪个类。通常的做法是把code-behind作为controller，也就是所谓 page controller。这个概念和Tapestry的page概念有点相似。指定一个页面派生哪个类，以及在服务器端运行的UI组件，这两样特性太酷了。 J2EE社群做的权衡太多，标准的制订者太多，JSP恐怕不可能拥有这么酷的特性。</text:p>
        <text:p text:style-name="P2"> </text:p>
        <text:p text:style-name="P2">ASP.NET框架本身没有提供front controller，所以对于大量页面跳转的web应用可能需要自己做一个类似于Struts的front controller框架。看起来ASP.NET的思路就是把一个页面当一个窗体，把浏览器当Rich Client，并不很提倡大量页面跳转的做法。</text:p>
        <text:p text:style-name="P2"> </text:p>
        <text:p text:style-name="P2">ASP.NET的过滤器很有趣，是IModule接口的子类，已经定义了一大堆的事件，具体实现时只要覆盖自己想要的事件处理方法即可。如果是 用于身份验证的过滤器，可以在onAuthenticate方法里做操作；如果需要泛泛地拦截所有请求，可以在onRequest方法里做。灵活性和功能 两不耽搁。</text:p>
        <text:p text:style-name="P2">2004年06月16日, 星期三 16:54 (202591)</text:p>
      </text:section>
      <text:section text:style-name="Sect1" text:name="Section2">
        <text:h text:style-name="P1" text:outline-level="1" text:is-list-header="true"><text:bookmark text:name="main1"/>终于走出NHibernate第一步</text:h>
        <text:p text:style-name="P2">NHibernate（<text:a xlink:type="simple" xlink:href="http://nhibernate.sf.net/" office:target-frame-name="_blank" xlink:show="new">http://nhibernate.sf.net</text:a>）的Quick Start Guide小例子，玩了一天才调通。Java和.NET的习惯还是有些不一样的。</text:p>
        <text:p text:style-name="P2"> </text:p>
        <text:p text:style-name="P2">第一个问题是app.config。我看到Quick Start说“添加一个app.config文件”，就照作，结果NHibernate死活说“找不到系统配置”。原来，在Visual Studio .NET里面添加这个文件的话，IDE会自动把它copy到发布目录去，并且改名字。譬如我项目叫NHibernateSample，是一个 library项目，这个配置文件就是NHibernateSample.dll.config。我没有用Visual Studio，用的免费的#Develop，也没有这个自动copy改名的功能，所以总说找不到系统配置。</text:p>
        <text:p text:style-name="P2"> </text:p>
        <text:p text:style-name="P2">第二个问题是assembly。想当然的把assembly当作Java package的对等物了，于是自以为是的把namespace放在Configuration.AddAssembly方法里面。搞了老半天才弄明白， 原来assembly就是……就是……说不清楚了，就是一个发布的模块，有点像一个jar文件的意思。在我这里，assembly名字就是项目的名字。于 是把项目名字“NHibernateSample”放进去，果然就加载到了.hbm.xml文件。同样，.hbm.xml文件里也把assembly名字 改改，于是运行成功。</text:p>
        <text:p text:style-name="P2"> </text:p>
        <text:p text:style-name="P2">总体感觉跟Java没什么不一样，只是有些习惯不同而已。再看看.NET还有啥好玩的。</text:p>
        <text:p text:style-name="P2">2004年06月23日, 星期三 10:27 (212078)</text:p>
      </text:section>
      <text:section text:style-name="Sect1" text:name="Section3">
        <text:h text:style-name="P1" text:outline-level="1" text:is-list-header="true"><text:bookmark text:name="main2"/>NHibernate Attributes</text:h>
        <text:p text:style-name="P2">NHibernate已经实现了SchemaExport，所以那个Quick Start Guide纯粹是脱了裤子放屁，还叫我自己动手建一张表先……</text:p>
        <text:p text:style-name="P2"> </text:p>
        <text:p text:style-name="P2">但是我左右找了一圈，似乎NHibernate没有像Hibernate那样得到xDoclet的支持（xDoclet有.NET的对应物吗？ 我看到有个叫NDoc的东西，但它不是针对Attributes的，而是针对“真正的”注释），所以.hbm.xml文件都靠手写。有人做了一个小工具， 可以从数据库生成实体类。但这是错的，完全走错了方向。使用O/R Mapping的情景大多数是需要先做领域模型分析，然后从实体类生成数据库schema。我打算自己动手，基于Attributes来做一个. hbm.xml文件的生成工具。</text:p>
        <text:p text:style-name="P2">2004年06月24日, 星期四 21:03 (214518)</text:p>
      </text:section>
      <text:section text:style-name="Sect1" text:name="Section4">
        <text:h text:style-name="P1" text:outline-level="1" text:is-list-header="true"><text:bookmark text:name="main3"/>NHibernate实体配置自动生成</text:h>
        <text:p text:style-name="P2">写 了一段小程序，用来自动生成NHibernate实体配置文件（.hbm.xml文件）。非常简陋，使用了System.Reflection和 System.xml命名空间的一些东西，仅仅能够保证Quick Start Guide的例子使用而已，还需要改进和重构。但是思路就可以这样定下来了。现在一个NHibernate实体类大概写成这样：</text:p>
        <text:p text:style-name="P2"> </text:p>
        <text:p text:style-name="P2"> <text:span text:style-name="T1">[NHibernateClass(Table = "TBL_USERS")]<text:line-break/> public class User {<text:line-break/>  [NHibernateId(GeneratorClass = "assigned")]<text:line-break/>  public string Id {<text:line-break/>   get { return id; }<text:line-break/>   set { id = value; }<text:line-break/>  }</text:span></text:p>
        <text:p text:style-name="P2">  <text:span text:style-name="T1">[NHibernateProperty(Column = "Name")]<text:line-break/>  public string UserName {<text:line-break/>   get { return userName; }<text:line-break/>   set { userName = value; }<text:line-break/>  }</text:span></text:p>
        <text:p text:style-name="P2">  <text:span text:style-name="T1">[NHibernateProperty]<text:line-break/>  public DateTime LastLogon {<text:line-break/>   get { return lastLogon; }<text:line-break/>   set { lastLogon = value; }<text:line-break/>  }<text:line-break/> }</text:span></text:p>
        <text:p text:style-name="P2"> </text:p>
        <text:p text:style-name="P2">可以用NAnt一次性自动生成N个assembly中的所有实体配置文件。但是还有个问题：如何把生成之后的配置文件放进已经打包好的 assembly里面？换句话说，如何把资源文件插入assembly？如果做不到，就只好先编译打包assembly，再生成配置文件，再打包一次。</text:p>
        <text:p text:style-name="P2"> </text:p>
        <text:p text:style-name="P2">请在下列地址下载现有的源码（C#）：</text:p>
        <text:p text:style-name="P2"><text:a xlink:type="simple" xlink:href="http://gigix.blogdriver.com/diary/gigix/inc/NHibernateAttributes.pdf" office:target-frame-name="_blank" xlink:show="new">http://gigix.blogdriver.com/diary/gigix/inc/NHibernateAttributes.pdf</text:a></text:p>
        <text:p text:style-name="P2">BlogDriver不允许上传zip文件，请下载此文件后改名为.zip即可打开。</text:p>
        <text:p text:style-name="P2">2004年06月25日, 星期五 16:06 (215723)</text:p>
      </text:section>
      <text:section text:style-name="Sect1" text:name="Section5">
        <text:h text:style-name="P1" text:outline-level="1" text:is-list-header="true"><text:bookmark text:name="main4"/>NAnt不能构建VS2005的项目</text:h>
        <text:p text:style-name="P2">Exception appears when using &lt;solution&gt; target against VS2005 projects:<text:line-break/><text:line-break/>System.NullReferenceException: Object reference not set to an instance of an object.<text:line-break/>   at NAnt.VSNet.ProjectFactory.IsUrl(String fileName) in e:\cvs\nant\src\NAnt.VSNet\ProjectFactory.cs:line 103<text:line-break/>……<text:line-break/><text:line-break/>Conclusion: The &lt;solution&gt; task does not support VS.NET 2005 solutions/projects.<text:line-break/><text:line-break/><text:a xlink:type="simple" xlink:href="http://www.mail-archive.com/nant-developers@lists.sourceforge.net/msg06662.html">http://www.mail-archive.com/nant-developers@lists.sourceforge.net/msg06662.html</text:a></text:p>
        <text:p text:style-name="P2">2006年07月26日, 星期三 20:11 (1210468)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Verdana" svg:font-family="Verdana"/>
    <style:font-face style:name="verdana" svg:font-family="verdana, arial, helvetica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2" style:font-name-asian="Courier New2" style:font-name-complex="Courier New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36:55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42" meta:word-count="520" meta:character-count="3586"/>
  </office:meta>
</office:document-meta>
</file>